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3" table:default-cell-style-name="Default"/>
        <table:table-column table:style-name="co1" table:default-cell-style-name="ce11"/>
        <table:table-column table:style-name="co2" table:default-cell-style-name="ce2"/>
        <table:table-column table:style-name="co3" table:default-cell-style-name="ce8"/>
        <table:table-row table:style-name="ro1">
          <table:table-cell table:style-name="ce1" office:value-type="string" calcext:value-type="string" table:number-columns-spanned="3" table:number-rows-spanned="1">
            <text:p>Ordenada</text:p>
          </table:table-cell>
          <table:covered-table-cell table:style-name="ce4"/>
          <table:covered-table-cell table:style-name="ce6"/>
          <table:table-cell/>
          <table:table-cell table:style-name="ce10" office:value-type="string" calcext:value-type="string" table:number-columns-spanned="3" table:number-rows-spanned="1">
            <text:p>Aleatória</text:p>
          </table:table-cell>
          <table:covered-table-cell table:number-columns-repeated="2" table:style-name="ce13"/>
        </table:table-row>
        <table:table-row table:style-name="ro1">
          <table:table-cell table:style-name="ce1" office:value-type="string" calcext:value-type="string">
            <text:p>Número de Itens</text:p>
          </table:table-cell>
          <table:table-cell table:style-name="ce5" office:value-type="string" calcext:value-type="string">
            <text:p>Comparações</text:p>
          </table:table-cell>
          <table:table-cell table:style-name="ce7" office:value-type="string" calcext:value-type="string">
            <text:p>Tempo (ns)</text:p>
          </table:table-cell>
          <table:table-cell/>
          <table:table-cell table:style-name="ce10" office:value-type="string" calcext:value-type="string">
            <text:p>Número de Itens</text:p>
          </table:table-cell>
          <table:table-cell table:style-name="ce5" office:value-type="string" calcext:value-type="string">
            <text:p>Comparações</text:p>
          </table:table-cell>
          <table:table-cell table:style-name="ce7" office:value-type="string" calcext:value-type="string">
            <text:p>Tempo (n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1" calcext:value-type="float">
            <text:p>3001</text:p>
          </table:table-cell>
          <table:table-cell office:value-type="float" office:value="103158" calcext:value-type="float">
            <text:p>10315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1" calcext:value-type="float">
            <text:p>6001</text:p>
          </table:table-cell>
          <table:table-cell office:value-type="float" office:value="117283" calcext:value-type="float">
            <text:p>11728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01" calcext:value-type="float">
            <text:p>9001</text:p>
          </table:table-cell>
          <table:table-cell office:value-type="float" office:value="131408" calcext:value-type="float">
            <text:p>131408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5" calcext:value-type="float">
            <text:p>25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44678" calcext:value-type="float">
            <text:p>144678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5" calcext:value-type="float">
            <text:p>25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001" calcext:value-type="float">
            <text:p>15001</text:p>
          </table:table-cell>
          <table:table-cell office:value-type="float" office:value="178921" calcext:value-type="float">
            <text:p>17892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8001" calcext:value-type="float">
            <text:p>18001</text:p>
          </table:table-cell>
          <table:table-cell office:value-type="float" office:value="295776" calcext:value-type="float">
            <text:p>295776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8" calcext:value-type="float">
            <text:p>28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1001" calcext:value-type="float">
            <text:p>21001</text:p>
          </table:table-cell>
          <table:table-cell office:value-type="float" office:value="320602" calcext:value-type="float">
            <text:p>320602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28" calcext:value-type="float">
            <text:p>28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4001" calcext:value-type="float">
            <text:p>24001</text:p>
          </table:table-cell>
          <table:table-cell office:value-type="float" office:value="371538" calcext:value-type="float">
            <text:p>371538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28" calcext:value-type="float">
            <text:p>28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table:style-name="ce3" office:value-type="float" office:value="9000" calcext:value-type="float">
            <text:p>9000</text:p>
          </table:table-cell>
          <table:table-cell table:style-name="ce3" office:value-type="float" office:value="27001" calcext:value-type="float">
            <text:p>27001</text:p>
          </table:table-cell>
          <table:table-cell table:style-name="ce9" office:value-type="float" office:value="422903" calcext:value-type="float">
            <text:p>422903</text:p>
          </table:table-cell>
          <table:table-cell/>
          <table:table-cell table:style-name="ce12" office:value-type="float" office:value="9000" calcext:value-type="float">
            <text:p>9000</text:p>
          </table:table-cell>
          <table:table-cell table:style-name="ce3" office:value-type="float" office:value="28" calcext:value-type="float">
            <text:p>28</text:p>
          </table:table-cell>
          <table:table-cell table:style-name="ce9" office:value-type="float" office:value="16694" calcext:value-type="float">
            <text:p>16694</text:p>
          </table:table-cell>
        </table:table-row>
      </table:table>
      <table:table table:name="Gráficos" table:style-name="ta1">
        <table:shapes>
          <draw:frame draw:z-index="0" draw:style-name="gr1" draw:text-style-name="P1" svg:width="171.87mm" svg:height="96.67mm" svg:x="0.01mm" svg:y="0.01mm">
            <draw:object draw:notify-on-update-of-ranges="Dados.A3:Dados.A11 Dados.A3:Dados.A11 Dados.A1:Dados.A1 Dados.B3:Dados.B11 Dados.A3:Dados.A11 Dados.E1:Dados.E1 Dados.F3:Dados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1.87mm" svg:height="96.67mm" svg:x="180.63mm" svg:y="0.01mm">
            <draw:object draw:notify-on-update-of-ranges="Dados.A3:Dados.A11 Dados.A3:Dados.A11 Dados.A1:Dados.A1 Dados.C3:Dados.C11 Dados.A3:Dados.A11 Dados.E1:Dados.E1 Dados.G3:Dados.G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00:00:48.421000000</meta:creation-date>
    <dc:date>2018-08-26T02:27:25.324000000</dc:date>
    <meta:editing-duration>PT35M15S</meta:editing-duration>
    <meta:editing-cycles>2</meta:editing-cycles>
    <meta:generator>LibreOffice/5.4.4.2$Windows_X86_64 LibreOffice_project/2524958677847fb3bb44820e40380acbe820f960</meta:generator>
    <meta:document-statistic meta:table-count="2" meta:cell-count="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88cm" svg:height="9.668cm" xlink:href=".." xlink:type="simple" chart:class="chart:scatter" chart:style-name="ch1">
        <chart:title svg:x="5.693cm" svg:y="0.329cm" chart:style-name="ch2">
          <text:p>n x número de comparações</text:p>
        </chart:title>
        <chart:legend chart:legend-position="end" svg:x="14.362cm" svg:y="4.286cm" style:legend-expansion="high" chart:style-name="ch3"/>
        <chart:plot-area chart:style-name="ch4" table:cell-range-address="Dados.A3:Dados.B11 Dados.A1:Dados.A1 Dados.E1:Dados.E1 Dados.F3:Dados.F11" chart:data-source-has-labels="both" svg:x="1.354cm" svg:y="1.301cm" svg:width="12.665cm" svg:height="7.193cm">
          <chartooo:coordinate-region svg:x="2.531cm" svg:y="1.5cm" svg:width="11.023cm" svg:height="6.347cm"/>
          <chart:axis chart:dimension="x" chart:name="primary-x" chart:style-name="ch5" chartooo:axis-type="auto">
            <chart:title svg:x="6.028cm" svg:y="8.687cm" chart:style-name="ch6">
              <text:p>Número de elementos</text:p>
            </chart:title>
            <chart:categories table:cell-range-address="Dados.A3:Dados.A11"/>
          </chart:axis>
          <chart:axis chart:dimension="y" chart:name="primary-y" chart:style-name="ch5">
            <chart:title svg:x="0.451cm" svg:y="6.78cm" chart:style-name="ch7">
              <text:p>Número de comparações</text:p>
            </chart:title>
            <chart:grid chart:style-name="ch8" chart:class="major"/>
          </chart:axis>
          <chart:series chart:style-name="ch9" chart:values-cell-range-address="Dados.B3:Dados.B11" chart:label-cell-address="Dados.A1:Dados.A1" chart:class="chart:scatter">
            <chart:domain table:cell-range-address="Dados.A3:Dados.A11"/>
            <chart:data-point chart:repeated="9"/>
          </chart:series>
          <chart:series chart:style-name="ch10" chart:values-cell-range-address="Dados.F3:Dados.F11" chart:label-cell-address="Dados.E1:Dados.E1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Ordenada</text:p>
                <draw:g>
                  <svg:desc>Dados.A1:Dados.A1</svg:desc>
                </draw:g>
              </table:table-cell>
              <table:table-cell office:value-type="string">
                <text:p>Aleatória</text:p>
                <draw:g>
                  <svg:desc>Dados.E1:Dados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Dados.A3:Dados.A11</svg:desc>
                </draw:g>
              </table:table-cell>
              <table:table-cell office:value-type="float" office:value="1000">
                <text:p>1000</text:p>
                <draw:g>
                  <svg:desc>Dados.A3:Dados.A11</svg:desc>
                </draw:g>
              </table:table-cell>
              <table:table-cell office:value-type="float" office:value="3001">
                <text:p>3001</text:p>
                <draw:g>
                  <svg:desc>Dados.B3:Dados.B11</svg:desc>
                </draw:g>
              </table:table-cell>
              <table:table-cell office:value-type="float" office:value="25">
                <text:p>25</text:p>
                <draw:g>
                  <svg:desc>Dados.F3:Dados.F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6001">
                <text:p>6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9001">
                <text:p>9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12001">
                <text:p>12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15001">
                <text:p>150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18001">
                <text:p>180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21001">
                <text:p>210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24001">
                <text:p>240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27001">
                <text:p>27001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88cm" svg:height="9.668cm" xlink:href=".." xlink:type="simple" chart:class="chart:scatter" chart:style-name="ch1">
        <chart:title svg:x="6.923cm" svg:y="0.329cm" chart:style-name="ch2">
          <text:p>n x tempo gasto</text:p>
        </chart:title>
        <chart:legend chart:legend-position="end" svg:x="14.362cm" svg:y="4.286cm" style:legend-expansion="high" chart:style-name="ch3"/>
        <chart:plot-area chart:style-name="ch4" table:cell-range-address="Dados.A3:Dados.A11 Dados.A1:Dados.A1 Dados.C3:Dados.C11 Dados.E1:Dados.E1 Dados.G3:Dados.G11" chart:data-source-has-labels="both" svg:x="1.354cm" svg:y="1.301cm" svg:width="12.665cm" svg:height="7.193cm">
          <chartooo:coordinate-region svg:x="2.716cm" svg:y="1.5cm" svg:width="10.838cm" svg:height="6.347cm"/>
          <chart:axis chart:dimension="x" chart:name="primary-x" chart:style-name="ch5" chartooo:axis-type="auto">
            <chart:title svg:x="6.028cm" svg:y="8.687cm" chart:style-name="ch6">
              <text:p>Número de elementos</text:p>
            </chart:title>
            <chart:categories table:cell-range-address="Dados.A3:Dados.A11"/>
          </chart:axis>
          <chart:axis chart:dimension="y" chart:name="primary-y" chart:style-name="ch5">
            <chart:title svg:x="0.451cm" svg:y="5.774cm" chart:style-name="ch7">
              <text:p>Tempo (ns)</text:p>
            </chart:title>
            <chart:grid chart:style-name="ch8" chart:class="major"/>
          </chart:axis>
          <chart:series chart:style-name="ch9" chart:values-cell-range-address="Dados.C3:Dados.C11" chart:label-cell-address="Dados.A1:Dados.A1" chart:class="chart:scatter">
            <chart:domain table:cell-range-address="Dados.A3:Dados.A11"/>
            <chart:data-point chart:repeated="9"/>
          </chart:series>
          <chart:series chart:style-name="ch10" chart:values-cell-range-address="Dados.G3:Dados.G11" chart:label-cell-address="Dados.E1:Dados.E1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Ordenada</text:p>
                <draw:g>
                  <svg:desc>Dados.A1:Dados.A1</svg:desc>
                </draw:g>
              </table:table-cell>
              <table:table-cell office:value-type="string">
                <text:p>Aleatória</text:p>
                <draw:g>
                  <svg:desc>Dados.E1:Dados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Dados.A3:Dados.A11</svg:desc>
                </draw:g>
              </table:table-cell>
              <table:table-cell office:value-type="float" office:value="1000">
                <text:p>1000</text:p>
                <draw:g>
                  <svg:desc>Dados.A3:Dados.A11</svg:desc>
                </draw:g>
              </table:table-cell>
              <table:table-cell office:value-type="float" office:value="103158">
                <text:p>103158</text:p>
                <draw:g>
                  <svg:desc>Dados.C3:Dados.C11</svg:desc>
                </draw:g>
              </table:table-cell>
              <table:table-cell office:value-type="float" office:value="2140">
                <text:p>2140</text:p>
                <draw:g>
                  <svg:desc>Dados.G3:Dados.G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117283">
                <text:p>117283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131408">
                <text:p>131408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144678">
                <text:p>144678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178921">
                <text:p>178921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295776">
                <text:p>295776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320602">
                <text:p>320602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371538">
                <text:p>371538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422903">
                <text:p>422903</text:p>
              </table:table-cell>
              <table:table-cell office:value-type="float" office:value="16694">
                <text:p>166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